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e6e905" draw:marker-start-width="0.518cm" draw:marker-end-width="0.518cm" draw:fill="none" draw:textarea-horizontal-align="justify" draw:textarea-vertical-align="middle" draw:auto-grow-height="false" fo:min-height="2.078cm" fo:min-width="16.052cm" fo:padding-top="0.231cm" fo:padding-bottom="0.231cm" fo:padding-left="0.356cm" fo:padding-right="0.356cm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1.081cm" fo:min-width="8.899cm"/>
    </style:style>
    <style:style style:name="gr3" style:family="graphic" style:parent-style-name="standard">
      <style:graphic-properties svg:stroke-color="#000000" draw:fill="gradient" draw:fill-gradient-name="Gradient_20_35" draw:textarea-horizontal-align="justify" draw:textarea-vertical-align="middle" draw:auto-grow-height="false" fo:min-height="1.528cm" fo:min-width="8.898cm"/>
    </style:style>
    <style:style style:name="gr4" style:family="graphic" style:parent-style-name="standard">
      <style:graphic-properties svg:stroke-color="#000000" draw:fill="gradient" draw:fill-gradient-name="Gradient_20_15" draw:textarea-horizontal-align="justify" draw:textarea-vertical-align="middle" draw:auto-grow-height="false" fo:min-height="1.528cm" fo:min-width="8.898cm"/>
    </style:style>
    <style:style style:name="gr5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1.528cm" fo:min-width="8.898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43cm"/>
    </style:style>
    <style:style style:name="gr13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cm"/>
    </style:style>
    <style:style style:name="gr15" style:family="graphic" style:parent-style-name="standard">
      <style:graphic-properties svg:stroke-color="#000000" draw:fill="none" draw:textarea-vertical-align="middle" draw:auto-grow-height="false" fo:min-height="7.878cm" fo:min-width="0.008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8.89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4"/>
      <style:paragraph-properties fo:text-align="center"/>
    </style:style>
    <style:style style:name="P4" style:family="paragraph">
      <loext:graphic-properties draw:fill="gradient" draw:fill-gradient-name="Gradient_20_35"/>
      <style:paragraph-properties fo:text-align="center"/>
    </style:style>
    <style:style style:name="P5" style:family="paragraph">
      <loext:graphic-properties draw:fill="gradient" draw:fill-gradient-name="Gradient_20_15"/>
      <style:paragraph-properties fo:text-align="center"/>
    </style:style>
    <style:style style:name="P6" style:family="paragraph">
      <loext:graphic-properties draw:fill="gradient" draw:fill-gradient-name="Gradient_20_25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c9211e"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  <style:text-properties fo:color="#c9211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2.54cm" svg:x="0.763cm" svg:y="11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764cm" svg:height="2.54cm" svg:x="0.762cm" svg:y="8.1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9.398cm" svg:height="2.522cm" svg:x="7.62cm" svg:y="11.194cm">
          <text:p text:style-name="P2">Derby (in-memory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9.398cm" svg:height="1.778cm" svg:x="7.62cm" svg:y="8.586cm">
          <text:p text:style-name="P2">Storage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9.398cm" svg:height="1.778cm" svg:x="7.621cm" svg:y="5.975cm">
          <text:p text:style-name="P2">Simulation Eng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9.398cm" svg:height="1.778cm" svg:x="7.622cm" svg:y="1.264cm">
          <text:p text:style-name="P2">Client Algorith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7" draw:layer="layout" svg:x1="9.652cm" svg:y1="11.194cm" svg:x2="9.652cm" svg:y2="10.364cm">
          <text:p/>
        </draw:line>
        <draw:line draw:style-name="gr6" draw:text-style-name="P7" draw:layer="layout" svg:x1="9.652cm" svg:y1="8.595cm" svg:x2="9.652cm" svg:y2="7.765cm">
          <text:p/>
        </draw:line>
        <draw:line draw:style-name="gr6" draw:text-style-name="P7" draw:layer="layout" svg:x1="14.652cm" svg:y1="7.767cm" svg:x2="14.652cm" svg:y2="8.597cm">
          <text:p/>
        </draw:line>
        <draw:line draw:style-name="gr6" draw:text-style-name="P7" draw:layer="layout" svg:x1="14.652cm" svg:y1="10.367cm" svg:x2="14.652cm" svg:y2="11.197cm">
          <text:p/>
        </draw:line>
        <draw:frame draw:style-name="gr7" draw:text-style-name="P8" draw:layer="layout" svg:width="3.601cm" svg:height="0.962cm" svg:x="3.487cm" svg:y="12.038cm">
          <draw:text-box>
            <text:p>Data Layer</text:p>
          </draw:text-box>
        </draw:frame>
        <draw:frame draw:style-name="gr8" draw:text-style-name="P8" draw:layer="layout" svg:width="5.785cm" svg:height="0.962cm" svg:x="1.303cm" svg:y="9.038cm">
          <draw:text-box>
            <text:p>Data Access Layer</text:p>
          </draw:text-box>
        </draw:frame>
        <draw:frame draw:style-name="gr9" draw:text-style-name="P8" draw:layer="layout" svg:width="4.833cm" svg:height="0.962cm" svg:x="2.255cm" svg:y="6.438cm">
          <draw:text-box>
            <text:p>Business Layer</text:p>
          </draw:text-box>
        </draw:frame>
        <draw:frame draw:style-name="gr10" draw:text-style-name="P9" draw:layer="layout" svg:width="5.358cm" svg:height="0.962cm" svg:x="1.73cm" svg:y="1.638cm">
          <draw:text-box>
            <text:p><text:span text:style-name="T1">Application Layer</text:span></text:p>
          </draw:text-box>
        </draw:frame>
        <draw:frame draw:style-name="gr11" draw:text-style-name="P11" draw:layer="layout" svg:width="9.398cm" svg:height="2.594cm" svg:x="1.81cm" svg:y="3.08cm">
          <draw:text-box>
            <text:list text:style-name="L1">
              <text:list-item>
                <text:p text:style-name="P10"><text:span text:style-name="T2">Vehicle GPS coordinates</text:span></text:p>
              </text:list-item>
              <text:list-item>
                <text:p text:style-name="P10"><text:span text:style-name="T2">Existing schedules/routes</text:span></text:p>
              </text:list-item>
              <text:list-item>
                <text:p text:style-name="P10"><text:span text:style-name="T2">New travel requests</text:span></text:p>
              </text:list-item>
            </text:list>
          </draw:text-box>
        </draw:frame>
        <draw:frame draw:style-name="gr12" draw:text-style-name="P12" draw:layer="layout" svg:width="10.844cm" svg:height="2.593cm" svg:x="14.81cm" svg:y="3.08cm">
          <draw:text-box>
            <text:list text:style-name="L1">
              <text:list-item>
                <text:p><text:span text:style-name="T2">New schedules/routes</text:span></text:p>
              </text:list-item>
              <text:list-item>
                <text:p><text:span text:style-name="T2">Assignment notifications</text:span></text:p>
              </text:list-item>
            </text:list>
          </draw:text-box>
        </draw:frame>
        <draw:line draw:style-name="gr6" draw:text-style-name="P7" draw:layer="layout" svg:x1="9.654cm" svg:y1="5.979cm" svg:x2="9.654cm" svg:y2="3.05cm">
          <text:p/>
        </draw:line>
        <draw:line draw:style-name="gr6" draw:text-style-name="P7" draw:layer="layout" svg:x1="14.654cm" svg:y1="3.051cm" svg:x2="14.654cm" svg:y2="5.979cm">
          <text:p/>
        </draw:line>
        <draw:line draw:style-name="gr13" draw:text-style-name="P7" draw:layer="layout" svg:x1="24.13cm" svg:y1="5.296cm" svg:x2="1.016cm" svg:y2="5.296cm">
          <text:p/>
        </draw:line>
        <draw:custom-shape draw:style-name="gr14" draw:text-style-name="P13" draw:layer="layout" svg:width="5.5cm" svg:height="1.778cm" svg:x="18.722cm" svg:y="5.033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508cm" svg:height="8.128cm" svg:x="17.78cm" svg:y="5.842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4" draw:layer="layout" svg:width="5.236cm" svg:height="1.691cm" draw:transform="rotate (-1.5707963267949) translate (19.95cm 7.334cm)">
          <draw:text-box>
            <text:p text:style-name="P2"><text:span text:style-name="T4">Jargo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8" draw:text-style-name="P13" draw:layer="layout" svg:width="9.398cm" svg:height="1.778cm" svg:x="7.623cm" svg:y="7.976cm">
          <text:p text:style-name="P2"><text:span text:style-name="T3">Physical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9.398cm" svg:height="1.778cm" svg:x="7.62cm" svg:y="3.365cm">
          <text:p text:style-name="P2">Client Algorith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7" draw:layer="layout" svg:x1="9.654cm" svg:y1="8.096cm" svg:x2="9.654cm" svg:y2="5.167cm">
          <text:p/>
        </draw:line>
        <draw:line draw:style-name="gr6" draw:text-style-name="P7" draw:layer="layout" svg:x1="14.654cm" svg:y1="5.168cm" svg:x2="14.654cm" svg:y2="8.096cm">
          <text:p/>
        </draw:line>
        <draw:line draw:style-name="gr13" draw:text-style-name="P7" draw:layer="layout" svg:x1="17.526cm" svg:y1="8.096cm" svg:x2="7.112cm" svg:y2="8.096cm">
          <text:p/>
        </draw:line>
        <draw:frame draw:style-name="gr11" draw:text-style-name="P11" draw:layer="layout" svg:width="9.398cm" svg:height="2.594cm" svg:x="1.81cm" svg:y="5.38cm">
          <draw:text-box>
            <text:list text:style-name="L1">
              <text:list-item>
                <text:p text:style-name="P10"><text:span text:style-name="T2">Vehicle GPS coordinates</text:span></text:p>
              </text:list-item>
              <text:list-item>
                <text:p text:style-name="P10"><text:span text:style-name="T2">Existing schedules/routes</text:span></text:p>
              </text:list-item>
              <text:list-item>
                <text:p text:style-name="P10"><text:span text:style-name="T2">New travel requests</text:span></text:p>
              </text:list-item>
            </text:list>
          </draw:text-box>
        </draw:frame>
        <draw:frame draw:style-name="gr12" draw:text-style-name="P12" draw:layer="layout" svg:width="10.844cm" svg:height="2.593cm" svg:x="14.81cm" svg:y="5.38cm">
          <draw:text-box>
            <text:list text:style-name="L1">
              <text:list-item>
                <text:p><text:span text:style-name="T2">New schedules/routes</text:span></text:p>
              </text:list-item>
              <text:list-item>
                <text:p><text:span text:style-name="T2">Assignment notifications</text:span></text:p>
              </text:list-item>
            </text:list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ffdbb6" draw:end-color="#ffb66c" draw:start-intensity="100%" draw:end-intensity="100%" draw:angle="0" draw:border="0%"/>
    <draw:gradient draw:name="Gradient_20_25" draw:display-name="Gradient 25" draw:style="linear" draw:start-color="#dee7e5" draw:end-color="#b3cac7" draw:start-intensity="100%" draw:end-intensity="100%" draw:angle="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09-16T17:33:00.430447661</dc:date>
    <dc:creator>James Pan</dc:creator>
    <meta:editing-duration>PT18H9M2S</meta:editing-duration>
    <meta:editing-cycles>29</meta:editing-cycles>
    <meta:generator>LibreOffice/6.2.5.2$Linux_X86_64 LibreOffice_project/1ec314fa52f458adc18c4f025c545a4e8b22c159</meta:generator>
    <meta:document-statistic meta:object-count="54"/>
  </office:meta>
</office:document-meta>
</file>